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/>
    <style:style style:name="ce2" style:family="table-cell" style:parent-style-name="Default" style:data-style-name="N106"/>
    <style:style style:name="ce3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rade_price</text:p>
          </table:table-cell>
          <table:table-cell office:value-type="float" office:value="104.7">
            <text:p>104.7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trade_date</text:p>
          </table:table-cell>
          <table:table-cell table:style-name="ce1" office:value-type="date" office:date-value="2010-05-25">
            <text:p>25 May 2010</text:p>
          </table:table-cell>
          <table:table-cell table:style-name="ce3" table:formula="of:=[.B3]" office:value-type="float" office:value="40323">
            <text:p>403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nd_price</text:p>
          </table:table-cell>
          <table:table-cell office:value-type="float" office:value="105.177">
            <text:p>105.18</text:p>
          </table:table-cell>
          <table:table-cell/>
        </table:table-row>
        <table:table-row table:style-name="ro1">
          <table:table-cell office:value-type="string">
            <text:p>bond_pv01</text:p>
          </table:table-cell>
          <table:table-cell table:style-name="ce2" office:value-type="float" office:value="-0.0787914">
            <text:p>-0.078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v</text:p>
          </table:table-cell>
          <table:table-cell table:formula="of:=[.B2]*[.B5]" office:value-type="float" office:value="105177">
            <text:p>105177</text:p>
          </table:table-cell>
          <table:table-cell/>
        </table:table-row>
        <table:table-row table:style-name="ro1">
          <table:table-cell office:value-type="string">
            <text:p>pv_01</text:p>
          </table:table-cell>
          <table:table-cell table:formula="of:=[.B2]*[.B6]" office:value-type="float" office:value="-78.7914">
            <text:p>-78.79</text:p>
          </table:table-cell>
          <table:table-cell/>
        </table:table-row>
        <table:table-row table:style-name="ro1">
          <table:table-cell office:value-type="string">
            <text:p>pnl</text:p>
          </table:table-cell>
          <table:table-cell table:formula="of:=[.B8]-([.B2]*[.B1])" office:value-type="float" office:value="477">
            <text:p>47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/09/2010</text:date>, <text:time>11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7T11:04:24</meta:creation-date>
    <dc:date>2010-09-17T11:37:48</dc:date>
    <meta:editing-duration>PT00H14M46S</meta:editing-duration>
    <meta:editing-cycles>1</meta:editing-cycles>
    <meta:document-statistic meta:table-count="3" meta:cell-count="17" meta:object-count="0"/>
    <meta:generator>OpenOffice.org/3.1$Linux OpenOffice.org_project/310m19$Build-9420</meta:generator>
  </office:meta>
</office:document-meta>
</file>